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list-style-name="L1">
      <style:text-properties style:font-name="Microsoft JhengHei" fo:font-size="11pt" style:font-size-asian="11pt" style:font-size-complex="11pt"/>
    </style:style>
    <style:style style:name="P4" style:family="paragraph" style:parent-style-name="Standard" style:list-style-name="L2">
      <style:text-properties style:font-name="Microsoft JhengHei" fo:font-size="11pt" style:font-size-asian="11pt" style:font-size-complex="11pt"/>
    </style:style>
    <style:style style:name="P5" style:family="paragraph" style:parent-style-name="Standard" style:list-style-name="L3">
      <style:text-properties style:font-name="Microsoft JhengHei"/>
    </style:style>
    <style:style style:name="T1" style:family="text">
      <style:text-properties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p text:style-name="P1">1. Hypothèse d'origine :</text:p>
      <text:list xml:id="list1658241169141053988" text:style-name="L3">
        <text:list-item>
          <text:list>
            <text:list-item>
              <text:p text:style-name="P5">Volonté d'étudier quel phénomène</text:p>
            </text:list-item>
          </text:list>
        </text:list-item>
      </text:list>
      <text:p text:style-name="P1"/>
      <text:list xml:id="list4188479980064298768" text:style-name="L2">
        <text:list-item>
          <text:list>
            <text:list-item>
              <text:list>
                <text:list-item>
                  <text:p text:style-name="P4">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653907545359701786" text:style-name="L1">
        <text:list-item>
          <text:list>
            <text:list-item>
              <text:p text:style-name="P3">Le premier, avoir beaucoup de données c'est bien, mais attention à ne pas en avoir trop, on risque de s'y perdre et d'utiliser plusieurs éléments qui veulent dire la même chose ou des variables sans aucun intérêt.</text:p>
            </text:list-item>
            <text:list-item>
              <text:p text:style-name="P3">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de suite par le même joueur.</text:p>
            </text:list-item>
            <text:list-item>
              <text:p text:style-name="P3">Enfin, la troisième, plus orientée sur l'aspect technique, porte sur l'utilisation du <text:soft-page-break/>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text:soft-page-break/>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Dans un premier temps, j'ai travaillé sur les résultats d'une manière générale pour voir si déjà <text:soft-page-break/>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p text:style-name="P1"><text:tab/>Pourquoi la Série A</text:p>
      <text:p text:style-name="P1"><text:tab/>Sur quelle(s) saison(s) et pourquoi ?</text:p>
      <text:p text:style-name="P1"><text:tab/></text:p>
      <text:p text:style-name="P1"/>
      <text:p text:style-name="P1">Méthodologie :</text:p>
      <text:p text:style-name="P1"><text:tab/>Source de données</text:p>
      <text:p text:style-name="P1"><text:tab/>Technologie utilisée</text:p>
      <text:p text:style-name="P1"><text:tab/>Utilisation des variables pour le modèle</text:p>
      <text:p text:style-name="P1"><text:tab/><text:tab/>Qu'est ce qu'on évalue et pourquoi</text:p>
      <text:p text:style-name="P1"><text:tab/>Champs d'étude (3 ans puis 1 saison)</text:p>
      <text:p text:style-name="P1"><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soft-page-break/><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06T21:47:57.86</dc:date>
    <dc:creator>Bastien Chicot</dc:creator>
    <meta:editing-duration>PT1H2M50S</meta:editing-duration>
    <meta:editing-cycles>24</meta:editing-cycles>
    <meta:document-statistic meta:table-count="0" meta:image-count="0" meta:object-count="0" meta:page-count="5" meta:paragraph-count="50" meta:word-count="1505" meta:character-count="9263"/>
  </office:meta>
</office:document-meta>
</file>